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0ef3ab" officeooo:paragraph-rsid="060ef3ab"/>
    </style:style>
    <style:style style:name="P4" style:family="paragraph" style:parent-style-name="Text_20_body">
      <style:text-properties officeooo:rsid="064f4d18" officeooo:paragraph-rsid="066636d5"/>
    </style:style>
    <style:style style:name="P5" style:family="paragraph" style:parent-style-name="Text_20_body">
      <style:text-properties officeooo:rsid="06502aa7" officeooo:paragraph-rsid="066636d5"/>
    </style:style>
    <style:style style:name="P6" style:family="paragraph" style:parent-style-name="Text_20_body">
      <style:paragraph-properties fo:line-height="100%"/>
      <style:text-properties officeooo:rsid="066492f0" officeooo:paragraph-rsid="066492f0"/>
    </style:style>
    <style:style style:name="P7" style:family="paragraph" style:parent-style-name="Heading_20_2">
      <style:text-properties officeooo:rsid="05735d0c" officeooo:paragraph-rsid="060ef3ab"/>
    </style:style>
    <style:style style:name="P8" style:family="paragraph" style:parent-style-name="Heading_20_2">
      <style:text-properties officeooo:rsid="061fb025" officeooo:paragraph-rsid="066636d5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651be26" officeooo:paragraph-rsid="066636d5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653b384" officeooo:paragraph-rsid="066636d5"/>
    </style:style>
    <style:style style:name="P12" style:family="paragraph" style:parent-style-name="Text_20_body">
      <style:paragraph-properties fo:margin-top="0in" fo:margin-bottom="0in" loext:contextual-spacing="false"/>
      <style:text-properties officeooo:paragraph-rsid="066636d5"/>
    </style:style>
    <style:style style:name="P13" style:family="paragraph" style:parent-style-name="Text_20_body">
      <style:text-properties officeooo:rsid="060ef3ab" officeooo:paragraph-rsid="060ef3ab"/>
    </style:style>
    <style:style style:name="P14" style:family="paragraph" style:parent-style-name="Text_20_body">
      <style:text-properties officeooo:rsid="061b6d0c" officeooo:paragraph-rsid="066799f0"/>
    </style:style>
    <style:style style:name="P15" style:family="paragraph" style:parent-style-name="Text_20_body">
      <style:text-properties officeooo:rsid="0639dfe1" officeooo:paragraph-rsid="06682187"/>
    </style:style>
    <style:style style:name="P16" style:family="paragraph" style:parent-style-name="Text_20_body">
      <style:text-properties officeooo:rsid="062acc67" officeooo:paragraph-rsid="06682187"/>
    </style:style>
    <style:style style:name="P17" style:family="paragraph" style:parent-style-name="Text_20_body">
      <style:text-properties officeooo:rsid="06681af5" officeooo:paragraph-rsid="06682187"/>
    </style:style>
    <style:style style:name="P18" style:family="paragraph" style:parent-style-name="Text_20_body" style:list-style-name="L3">
      <style:text-properties officeooo:rsid="066a32dc" officeooo:paragraph-rsid="06682187"/>
    </style:style>
    <style:style style:name="P19" style:family="paragraph" style:parent-style-name="Text_20_body" style:list-style-name="L3">
      <style:text-properties officeooo:rsid="066b762d" officeooo:paragraph-rsid="06682187"/>
    </style:style>
    <style:style style:name="P20" style:family="paragraph" style:parent-style-name="Text_20_body" style:list-style-name="L3">
      <style:text-properties officeooo:rsid="066c58af" officeooo:paragraph-rsid="06682187"/>
    </style:style>
    <style:style style:name="P21" style:family="paragraph" style:parent-style-name="Text_20_body">
      <style:text-properties officeooo:rsid="066c58af" officeooo:paragraph-rsid="06682187"/>
    </style:style>
    <style:style style:name="P22" style:family="paragraph" style:parent-style-name="Text_20_body">
      <style:text-properties officeooo:rsid="067337c4" officeooo:paragraph-rsid="06682187"/>
    </style:style>
    <style:style style:name="P23" style:family="paragraph" style:parent-style-name="Text_20_body">
      <style:text-properties officeooo:paragraph-rsid="06682187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65147a2" officeooo:paragraph-rsid="066636d5"/>
    </style:style>
    <style:style style:name="P25" style:family="paragraph" style:parent-style-name="Text_20_body">
      <style:paragraph-properties fo:margin-top="0in" fo:margin-bottom="0in" loext:contextual-spacing="false"/>
      <style:text-properties fo:font-weight="normal" officeooo:rsid="064c9630" officeooo:paragraph-rsid="066636d5" style:font-weight-asian="normal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66d7fba" officeooo:paragraph-rsid="06682187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61515fc" officeooo:paragraph-rsid="06682187"/>
    </style:style>
    <style:style style:name="P28" style:family="paragraph" style:parent-style-name="Text_20_body" style:list-style-name="L2">
      <style:paragraph-properties fo:text-align="start" style:justify-single-word="false" style:writing-mode="lr-tb"/>
      <style:text-properties officeooo:paragraph-rsid="06585a31"/>
    </style:style>
    <style:style style:name="P29" style:family="paragraph" style:parent-style-name="Text_20_body" style:list-style-name="L2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61b6d0c" officeooo:paragraph-rsid="066799f0"/>
    </style:style>
    <style:style style:name="P31" style:family="paragraph" style:parent-style-name="Text_20_body">
      <style:paragraph-properties fo:text-align="end" style:justify-single-word="false" style:writing-mode="rl-tb"/>
      <style:text-properties fo:font-size="10pt" officeooo:rsid="061d2d74" officeooo:paragraph-rsid="066799f0" style:font-size-asian="10pt" style:font-size-complex="10pt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61b6d0c" officeooo:paragraph-rsid="066799f0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61d2d74" officeooo:paragraph-rsid="066799f0"/>
    </style:style>
    <style:style style:name="P34" style:family="paragraph" style:parent-style-name="Heading_20_1">
      <style:paragraph-properties fo:line-height="100%"/>
      <style:text-properties officeooo:rsid="05226f8d" officeooo:paragraph-rsid="04af6545"/>
    </style:style>
    <style:style style:name="P35" style:family="paragraph" style:parent-style-name="Heading_20_2">
      <style:text-properties officeooo:rsid="05735d0c" officeooo:paragraph-rsid="066799f0"/>
    </style:style>
    <style:style style:name="P36" style:family="paragraph" style:parent-style-name="Heading_20_2">
      <style:text-properties officeooo:rsid="061fb025" officeooo:paragraph-rsid="06682187"/>
    </style:style>
    <style:style style:name="P37" style:family="paragraph" style:parent-style-name="Heading_20_2">
      <style:paragraph-properties fo:margin-top="0in" fo:margin-bottom="0in" loext:contextual-spacing="false"/>
      <style:text-properties officeooo:rsid="05735d0c" officeooo:paragraph-rsid="0668218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a9274" style:font-weight-asian="normal" style:font-weight-complex="normal"/>
    </style:style>
    <style:style style:name="T4" style:family="text">
      <style:text-properties fo:font-weight="normal" officeooo:rsid="06271f1c" style:font-weight-asian="normal" style:font-weight-complex="normal"/>
    </style:style>
    <style:style style:name="T5" style:family="text">
      <style:text-properties fo:font-weight="normal" officeooo:rsid="063786b4" style:font-weight-asian="normal" style:font-weight-complex="normal"/>
    </style:style>
    <style:style style:name="T6" style:family="text">
      <style:text-properties fo:font-weight="normal" officeooo:rsid="0639dfe1" style:font-weight-asian="normal" style:font-weight-complex="normal"/>
    </style:style>
    <style:style style:name="T7" style:family="text">
      <style:text-properties fo:font-weight="normal" officeooo:rsid="063d949b" style:font-weight-asian="normal" style:font-weight-complex="normal"/>
    </style:style>
    <style:style style:name="T8" style:family="text">
      <style:text-properties fo:font-weight="normal" officeooo:rsid="0666db72" style:font-weight-asian="normal" style:font-weight-complex="normal"/>
    </style:style>
    <style:style style:name="T9" style:family="text">
      <style:text-properties fo:font-weight="normal" officeooo:rsid="0665a25d" style:font-weight-asian="normal" style:font-weight-complex="normal"/>
    </style:style>
    <style:style style:name="T10" style:family="text">
      <style:text-properties fo:font-weight="normal" officeooo:rsid="06681af5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64268e7" style:font-style-asian="italic" style:font-style-complex="italic"/>
    </style:style>
    <style:style style:name="T13" style:family="text">
      <style:text-properties fo:font-style="italic" officeooo:rsid="066c58af" style:font-style-asian="italic" style:font-style-complex="italic"/>
    </style:style>
    <style:style style:name="T14" style:family="text">
      <style:text-properties fo:font-style="italic" officeooo:rsid="066b762d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officeooo:rsid="060ef3a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language="en" fo:country="US"/>
    </style:style>
    <style:style style:name="T20" style:family="text">
      <style:text-properties officeooo:rsid="062f9e03"/>
    </style:style>
    <style:style style:name="T21" style:family="text">
      <style:text-properties officeooo:rsid="063786b4"/>
    </style:style>
    <style:style style:name="T22" style:family="text">
      <style:text-properties officeooo:rsid="0639dfe1"/>
    </style:style>
    <style:style style:name="T23" style:family="text">
      <style:text-properties officeooo:rsid="063ba497"/>
    </style:style>
    <style:style style:name="T24" style:family="text">
      <style:text-properties officeooo:rsid="063e2832"/>
    </style:style>
    <style:style style:name="T25" style:family="text">
      <style:text-properties officeooo:rsid="063e997e"/>
    </style:style>
    <style:style style:name="T26" style:family="text">
      <style:text-properties officeooo:rsid="063f8fcf"/>
    </style:style>
    <style:style style:name="T27" style:family="text">
      <style:text-properties officeooo:rsid="064268e7"/>
    </style:style>
    <style:style style:name="T28" style:family="text">
      <style:text-properties officeooo:rsid="064c8dec"/>
    </style:style>
    <style:style style:name="T29" style:family="text">
      <style:text-properties officeooo:rsid="0590f641"/>
    </style:style>
    <style:style style:name="T30" style:family="text">
      <style:text-properties officeooo:rsid="05600163"/>
    </style:style>
    <style:style style:name="T31" style:family="text">
      <style:text-properties officeooo:rsid="065147a2"/>
    </style:style>
    <style:style style:name="T32" style:family="text">
      <style:text-properties officeooo:rsid="0653b384"/>
    </style:style>
    <style:style style:name="T33" style:family="text">
      <style:text-properties officeooo:rsid="044d6347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tyle="normal" style:font-style-asian="normal" style:font-style-complex="normal"/>
    </style:style>
    <style:style style:name="T36" style:family="text">
      <style:text-properties style:font-name="Times New Roman" fo:font-style="normal" officeooo:rsid="04eafebf" style:font-style-asian="normal" style:font-style-complex="normal"/>
    </style:style>
    <style:style style:name="T37" style:family="text">
      <style:text-properties style:font-name="Times New Roman" officeooo:rsid="04eafebf"/>
    </style:style>
    <style:style style:name="T3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9" style:family="text">
      <style:text-properties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40" style:family="text">
      <style:text-properties officeooo:rsid="04eafebf"/>
    </style:style>
    <style:style style:name="T41" style:family="text">
      <style:text-properties style:text-position="0% 100%"/>
    </style:style>
    <style:style style:name="T42" style:family="text">
      <style:text-properties style:text-position="0% 100%" style:font-name="Times New Roman" fo:font-size="12pt" fo:font-style="normal" officeooo:rsid="04eafebf" style:font-size-asian="12pt" style:font-style-asian="normal" style:font-size-complex="12pt" style:font-style-complex="normal"/>
    </style:style>
    <style:style style:name="T43" style:family="text">
      <style:text-properties style:text-position="0% 100%" style:font-name="Times New Roman" fo:font-size="12pt" fo:font-style="normal" officeooo:rsid="04ebb13e" style:font-size-asian="12pt" style:font-style-asian="normal" style:font-size-complex="12pt" style:font-style-complex="normal"/>
    </style:style>
    <style:style style:name="T44" style:family="text">
      <style:text-properties style:text-position="0% 100%"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45" style:family="text">
      <style:text-properties style:text-position="0% 100%" style:font-name="Times New Roman" fo:font-size="12pt" officeooo:rsid="04eafebf" style:font-size-asian="12pt" style:font-size-complex="12pt"/>
    </style:style>
    <style:style style:name="T46" style:family="text">
      <style:text-properties style:text-position="0% 100%" style:font-name="Times New Roman" fo:font-size="12pt" officeooo:rsid="04ebb13e" style:font-size-asian="12pt" style:font-size-complex="12pt"/>
    </style:style>
    <style:style style:name="T47" style:family="text">
      <style:text-properties style:text-position="0% 100%" officeooo:rsid="04ebb13e"/>
    </style:style>
    <style:style style:name="T48" style:family="text">
      <style:text-properties style:text-position="0% 100%" officeooo:rsid="04ebd8b1"/>
    </style:style>
    <style:style style:name="T49" style:family="text">
      <style:text-properties style:text-position="0% 100%" officeooo:rsid="050f744d"/>
    </style:style>
    <style:style style:name="T50" style:family="text">
      <style:text-properties style:text-position="0% 100%" officeooo:rsid="0510dd8c"/>
    </style:style>
    <style:style style:name="T51" style:family="text">
      <style:text-properties style:text-position="0% 100%" officeooo:rsid="067337c4"/>
    </style:style>
    <style:style style:name="T52" style:family="text">
      <style:text-properties officeooo:rsid="0510dd8c"/>
    </style:style>
    <style:style style:name="T53" style:family="text">
      <style:text-properties officeooo:rsid="0664ec8e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66a32dc" style:font-style-asian="normal" style:font-style-complex="normal"/>
    </style:style>
    <style:style style:name="T56" style:family="text">
      <style:text-properties fo:font-style="normal" officeooo:rsid="066c58af" style:font-style-asian="normal" style:font-style-complex="normal"/>
    </style:style>
    <style:style style:name="T57" style:family="text">
      <style:text-properties fo:font-style="normal" officeooo:rsid="066b762d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b 58%" fo:font-style="italic" style:font-style-asian="italic" style:font-style-complex="italic"/>
    </style:style>
    <style:style style:name="T60" style:family="text">
      <style:text-properties style:text-position="sub 58%" fo:font-style="italic" officeooo:rsid="066c58af" style:font-style-asian="italic" style:font-style-complex="italic"/>
    </style:style>
    <style:style style:name="T61" style:family="text">
      <style:text-properties officeooo:rsid="066d7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מטלה - חלוקת עלויות ומכרזי שירות</text:h>
      <text:p text:style-name="P6"><text:span text:style-name="T53">[</text:span>שאלות שנחתכו בעריכה – לא להגשה<text:span text:style-name="T53">].</text:span></text:p>
      <text:p text:style-name="P7">שאלה <text:span text:style-name="T16">2: חלוקת רוווחי עסק</text:span></text:p>
      <text:p text:style-name="P3">כדי להקים עסק, צריך משקיע ועובדים.</text:p>
      <text:p text:style-name="P3">הרווח של העסק הוא 1000 כפול מספר העובדים.</text:p>
      <text:p text:style-name="P3">לפי ערך שאפלי, איך יתחלקו רווחי העסק בין המשקיע לבין העובדים?</text:p>
      <text:p text:style-name="P3"><text:span text:style-name="T11">הדרכה</text:span>: חשבו קודם את הערך עבור משקיע ועובד אחד, ועבור משקיע ושני עובדים, ואז הכלילו למספר כלשהו של עובדים.</text:p>
      <text:p text:style-name="P35"><text:span text:style-name="T1">שאלה </text:span><text:span text:style-name="T9">4</text:span><text:span text:style-name="T2">: </text:span><text:span text:style-name="T3">פונקציה תת-מודולרית</text:span></text:p>
      <text:p text:style-name="P14"><text:span text:style-name="T17">תזכורת</text:span>: פונקציה v על קבוצות נקראת <text:span text:style-name="T15">תת-מודולרית</text:span> (submodular) אם, לכל שתי קבוצות S,T ולכל איבר i<text:span text:style-name="T27">, יש </text:span><text:span text:style-name="T12">עלות שולית פוחתת</text:span><text:span text:style-name="T27">:</text:span></text:p>
      <text:p text:style-name="P30"><text:s/>If S ≤ T, then <text:s/>v(S U {i}) - v(S) ≥ <text:s/>v(‎T U {i}) - v(T)</text:p>
      <text:p text:style-name="P32"><text:span text:style-name="T17">הגדרה</text:span>: <text:s/>פונקציה v על קבוצות נקראת <text:span text:style-name="T11">תת-חיבורית</text:span> (subadditive) אם, לכל שתי קבוצות S,T:</text:p>
      <text:p text:style-name="P30">v(S U T) ≤ v(S) + v(T)</text:p>
      <text:p text:style-name="P32">א. תנו דוגמה לפונקציה שהיא גם תת-אדיטיבית וגם תת-מודולרית.</text:p>
      <text:p text:style-name="P32">ב. תנו דוגמה לפונקציה שהיא תת-אדיטיבית אבל לא תת-מודולרית.</text:p>
      <text:p text:style-name="P32">ג. תנו דוגמה לפונקציה שהיא לא תת-אדיטיבית ולא תת-מודולרית.</text:p>
      <text:p text:style-name="P32">ד. הוכיחו שכל פונקציה תת-מודולרית היא תת-אדיטיבית.</text:p>
      <text:p text:style-name="P33">אם אתם מסתבכים תסתכלו כאן:<text:span text:style-name="T18"> </text:span><text:a xlink:type="simple" xlink:href="https://en.wikipedia.org/wiki/Utility_functions_on_indivisible_goods" text:style-name="Internet_20_link" text:visited-style-name="Visited_20_Internet_20_Link"><text:span text:style-name="T18">https://en.wikipedia.org/wiki/Utility_functions_on_indivisible_goods</text:span></text:a></text:p>
      <text:p text:style-name="P31"/>
      <text:p text:style-name="P8"><text:span text:style-name="T1">שאלה </text:span><text:span text:style-name="T8">6</text:span><text:span text:style-name="T1">: </text:span><text:span text:style-name="T5">מכרז VCG - איזון תקציבי</text:span></text:p>
      <text:p text:style-name="P4">לפניכם גירסה משופרת של מכרז וק"ג, שאמורה להשיג איזון תקציבי.</text:p>
      <text:p text:style-name="P5">המכרז מקבל כקלט כלל-תשלום <text:span text:style-name="T29">p(S,i), </text:span>ה<text:span text:style-name="T29">קובע, עבור כל תת-קבוצה של נוסעים S, כמה ישלם כל נוסע i אם הקבוצה הזאת היא הקבוצה הנבחרת. </text:span><text:s/><text:span text:style-name="T29">הכלל צריך </text:span>להיות מאוזן-תקציבית - <text:span text:style-name="T30">לכל תת-קבוצה, סכום התשלומים של חברי הקבוצה שווה לעלות הנסיעה של תת-הקבוצה.</text:span></text:p>
      <text:p text:style-name="P12">עבור כל נוסע i וכל תת-קבוצה S, <text:span text:style-name="T31">הערך של i לבחירת הקבוצה S הוא:</text:span></text:p>
      <text:list xml:id="list4273196557" text:style-name="L1">
        <text:list-item>
          <text:p text:style-name="P24">v[i] - p(S,i) אם i נמצא בקבוצה (נסמן ערך זה ב u(i,S)).</text:p>
        </text:list-item>
        <text:list-item>
          <text:p text:style-name="P24">אפס - אם i לא נמצא בקבוצה.</text:p>
        </text:list-item>
      </text:list>
      <text:p text:style-name="P10"><text:span text:style-name="T11">(שימו לב - בגירסה שלמדנו בכיתה, הערך של i לבחירת S היה v[i] אם i נמצא בקבוצה)</text:span>.</text:p>
      <text:p text:style-name="P10"><text:soft-page-break/>בגירסה הזאת אין שחקן המייצג את ה"נהג". </text:p>
      <text:p text:style-name="P10">המכרז בוחר את האפשרותS שבה סכום התועלות - u(i,S) - הוא הגבוה ביותר, ומחשב את התשלום של כל נוסע לפי כלל VCG.</text:p>
      <text:p text:style-name="P10"/>
      <text:p text:style-name="P10">א. <text:span text:style-name="T32">תנו דוגמה עם 2 נוסעים לפעולת המכרז, כאשר כלל-התשלום גובה סכום זהה מכל נוסע.</text:span></text:p>
      <text:p text:style-name="P10"><text:span text:style-name="T32">ב</text:span>. <text:span text:style-name="T32">תנו דוגמה עם 2 נוסעים לפעולת המכרז, כאשר כלל-התשלום גובה מכל נוסע את ערך שאפלי.</text:span></text:p>
      <text:p text:style-name="P11">ג. תנו דוגמה שבה, לכל כלל-תשלום שנבחר, עלול להיות מצב שבו לאחד הנוסעים יש תועלת שלילית (הוא משלם יותר מהערך שלו).</text:p>
      <text:p text:style-name="P25"/>
      <text:p text:style-name="P25"/>
      <text:p text:style-name="P36"><text:span text:style-name="T1">שאלה </text:span><text:span text:style-name="T9">5</text:span><text:span text:style-name="T1">: </text:span><text:span text:style-name="T4">מכר</text:span><text:span text:style-name="T7">ז מולין-שנקר</text:span><text:span text:style-name="T6"> - דוגמאות</text:span></text:p>
      <text:p text:style-name="P15"><text:span text:style-name="T24">א</text:span>. הראו דוגמה עם <text:span text:style-name="T28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15"><text:span text:style-name="T24">ב</text:span>. הראו דוגמה עם <text:span text:style-name="T28">2 או 3 שחקנים</text:span>, שב<text:span text:style-name="T23">ה</text:span> מכרז מולין-שנקר <text:span text:style-name="T25">עם כלל-התשלום של שאפלי </text:span>אינו אמיתי<text:span text:style-name="T25"> (אפשר להיעזר בסעיף א)</text:span>.<text:span text:style-name="T23"> הסבירו בפירוט מה יעשה המכרז בדוגמה זו, ומדוע זה לא אמיתי.</text:span></text:p>
      <text:p text:style-name="P16"><text:span text:style-name="T26">ג</text:span>. <text:span text:style-name="T21">הראו דוגמה עם 2 או 3 שחקנים, שבה </text:span>מכרז מולין-שנקר <text:span text:style-name="T22">עם כלל-התשלום של שאפלי </text:span>אינו יעיל<text:span text:style-name="T20">-פארטו. הסבירו בפירוט מה יעשה המכרז בדוגמה זו, ומדוע זה לא יעיל-פארטו.</text:span></text:p>
      <text:p text:style-name="P23"/>
      <text:p text:style-name="P36"><text:span text:style-name="T1">שאלה </text:span><text:span text:style-name="T8">6</text:span><text:span text:style-name="T1">: </text:span><text:span text:style-name="T5">מכרז </text:span><text:span text:style-name="T10">SN</text:span></text:p>
      <text:p text:style-name="P17"><text:span text:style-name="T11">מכרז SN </text:span><text:span text:style-name="T55">בוחר תת-קבוצה של נוסעים באופן הבא:</text:span></text:p>
      <text:list xml:id="list3253784592" text:style-name="L3">
        <text:list-item>
          <text:p text:style-name="P18"><text:span text:style-name="T58">הרץ VCG</text:span><text:span text:style-name="T54">: בחר את תת-הקבוצה הממקסמת את סכום ערכי-הנוסעים פחות עלות הנהג, וחשב את התשלום </text:span><text:span text:style-name="T13">p</text:span><text:span text:style-name="T60">i</text:span><text:span text:style-name="T56"> </text:span><text:span text:style-name="T57">ש</text:span><text:span text:style-name="T54">כל שחקן </text:span><text:span text:style-name="T13">i</text:span><text:span text:style-name="T56"> </text:span><text:span text:style-name="T57">צריך לשלם </text:span><text:span text:style-name="T54">לפי נוסחת VCG.</text:span></text:p>
        </text:list-item>
        <text:list-item>
          <text:p text:style-name="P18"><text:span text:style-name="T54">חשב את סכום התשלומים של כל השחקנים; </text:span><text:span text:style-name="T57">נסמן סכום זה ב</text:span><text:span text:style-name="T14"> </text:span><text:span text:style-name="T13">S</text:span><text:span text:style-name="T57">.</text:span></text:p>
        </text:list-item>
        <text:list-item>
          <text:p text:style-name="P19"><text:span text:style-name="T54">חשב את העלות של תת-הקבוצה הנבחרת; נסמן עלות זו ב </text:span><text:span text:style-name="T11">C</text:span><text:span text:style-name="T54">.</text:span></text:p>
        </text:list-item>
        <text:list-item>
          <text:p text:style-name="P20">גבה מכל שחקן <text:span text:style-name="T11">i</text:span> תשלום <text:s text:c="4"/><text:span text:style-name="T11">p</text:span><text:span text:style-name="T59">i</text:span>*<text:span text:style-name="T11">C</text:span>/<text:span text:style-name="T11">S</text:span>.</text:p>
        </text:list-item>
      </text:list>
      <text:p text:style-name="P21">מטרת ההכפלה בשלב האחרון היא לוודא שהמכרז הוא מאוזן תקציבית – <text:span text:style-name="T61">סכום התשלומים של כל השחקנים אחרי ההכפלה שווה לעלוּת.</text:span></text:p>
      <text:p text:style-name="P26">א. האם מכרז SN אמיתי? הוכיחו או הפריכו.</text:p>
      <text:p text:style-name="P26">ב. האם מכרז SN יעיל פארטו (בהנחה שכל השחקנים אומרים אמת)? הוכיחו או הפריכו.</text:p>
      <text:p text:style-name="P26"/>
      <text:p text:style-name="P27"/>
      <text:p text:style-name="Heading_20_2"><text:soft-page-break/>מאמרים<text:span text:style-name="T33"> להרחבה ולמטלת רשות</text:span></text:p>
      <text:list xml:id="list2218353000" text:style-name="L2">
        <text:list-item>
          <text:p text:style-name="P28"><text:span text:style-name="Citation"><text:span text:style-name="T35">Shahar Dobzinski,</text:span></text:span><text:span text:style-name="T35"> </text:span><text:span text:style-name="Citation"><text:span text:style-name="T35">Aranyak Mehta,</text:span></text:span><text:span text:style-name="T35"> </text:span><text:span text:style-name="Citation"><text:span text:style-name="T35">Tim Roughgarden, Mukund Sundararajan (2018): "</text:span></text:span><text:bookmark text:name="aa-srp-result-list-title-1"/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36">Is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37">Shapley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36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37">cost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36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37">sharing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36"> optimal?</text:span></text:span></text:a><text:span text:style-name="Citation"><text:span text:style-name="T36">"</text:span></text:span></text:p>
        </text:list-item>
        <text:list-item>
          <text:p text:style-name="P28"><text:span text:style-name="Citation"><text:span text:style-name="T35">Yuhui Jin, </text:span></text:span><text:span text:style-name="Citation"><text:span text:style-name="T36"><text:s/></text:span></text:span>Chuei-Tin Chang, Shaojun Li, Da Jiang<text:span text:style-name="T40"> (2018), "</text:span><text:bookmark text:name="aa-srp-result-list-title-3"/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35">On the use of risk-based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34">Shapley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35"> values for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34">cost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35">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34">sharing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35"> in interplant heat integration programs</text:span></text:span></text:a><text:span text:style-name="T36">"</text:span></text:p>
        </text:list-item>
        <text:list-item>
          <text:p text:style-name="P28"><text:span text:style-name="T42">Dongshuang Hou, </text:span><text:span text:style-name="T43"><text:s/></text:span><text:span text:style-name="T41">Hao Sun, </text:span><text:span text:style-name="T47"><text:s/></text:span><text:span text:style-name="T41">Panfei Sun, </text:span><text:span text:style-name="T47"><text:s/></text:span><text:span text:style-name="T41">Theo Driesse</text:span><text:span text:style-name="T47">n (2018): "</text:span><text:bookmark text:name="aa-srp-result-list-title-4"/><text:a xlink:type="simple" xlink:href="https://www-sciencedirect-com.mgs.ariel.ac.il/science/article/pii/S0899825617300714" text:style-name="Internet_20_link" text:visited-style-name="Visited_20_Internet_20_Link"><text:span text:style-name="T42">A note on the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45">Shapley</text:span></text:span></text:a><text:a xlink:type="simple" xlink:href="https://www-sciencedirect-com.mgs.ariel.ac.il/science/article/pii/S0899825617300714" text:style-name="Internet_20_link" text:visited-style-name="Visited_20_Internet_20_Link"><text:span text:style-name="T42"> value for airport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45">cost</text:span></text:span></text:a><text:a xlink:type="simple" xlink:href="https://www-sciencedirect-com.mgs.ariel.ac.il/science/article/pii/S0899825617300714" text:style-name="Internet_20_link" text:visited-style-name="Visited_20_Internet_20_Link"><text:span text:style-name="T42"> pooling game</text:span></text:a><text:span text:style-name="T43">"</text:span></text:p>
        </text:list-item>
        <text:list-item>
          <text:p text:style-name="P28"><text:span text:style-name="T43">Khaled Maafa, </text:span><text:span text:style-name="T44"><text:s/></text:span><text:span text:style-name="T41">Lhouari Nourine, </text:span><text:span text:style-name="T48"><text:s/></text:span><text:span text:style-name="T41">Mohammed Said Radjef</text:span><text:span text:style-name="T48"> (2018): "</text:span><text:bookmark text:name="aa-srp-result-list-title-8"/><text:a xlink:type="simple" xlink:href="https://www-sciencedirect-com.mgs.ariel.ac.il/science/article/pii/S0166218X18301136" text:style-name="Internet_20_link" text:visited-style-name="Visited_20_Internet_20_Link"><text:span text:style-name="T43">Algorithms for computing the </text:span></text:a><text:a xlink:type="simple" xlink:href="https://www-sciencedirect-com.mgs.ariel.ac.il/science/article/pii/S0166218X18301136" text:style-name="Internet_20_link" text:visited-style-name="Visited_20_Internet_20_Link"><text:span text:style-name="Emphasis"><text:span text:style-name="T46">Shapley</text:span></text:span></text:a><text:a xlink:type="simple" xlink:href="https://www-sciencedirect-com.mgs.ariel.ac.il/science/article/pii/S0166218X18301136" text:style-name="Internet_20_link" text:visited-style-name="Visited_20_Internet_20_Link"><text:span text:style-name="T43"> value of cooperative games on lattices</text:span></text:a><text:span text:style-name="T44">"</text:span></text:p>
        </text:list-item>
        <text:list-item>
          <text:p text:style-name="P29"><text:span text:style-name="T38">Christoph M.: "Interpretable machine learning <text:s/>- </text:span><text:span text:style-name="T39">S</text:span><text:span text:style-name="T38">hapley values" https://christophm.github.io/interpretable-ml-book/shapley.html </text:span></text:p>
        </text:list-item>
        <text:list-item>
          <text:p text:style-name="P28"><text:span text:style-name="T49">Tjeerd van Campen</text:span><text:span text:style-name="T50">, </text:span>Herbert Hamers<text:span text:style-name="T52">, </text:span>Bart Husslage<text:span text:style-name="T52">, </text:span>Roy Lindelauf<text:span text:style-name="T52">: "</text:span><text:span text:style-name="T19">A new approximation method for the Shapley value applied to the WTC 9/11 terrorist attack</text:span><text:span text:style-name="T52">" - ערך שאפלי והפיגוע במגדלי התאומים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16T17:44:21.988846459</dc:date>
    <meta:editing-duration>P12DT3H8M10S</meta:editing-duration>
    <meta:editing-cycles>1448</meta:editing-cycles>
    <dc:creator>Erel Segal-Halevi</dc:creator>
    <meta:document-statistic meta:table-count="0" meta:image-count="0" meta:object-count="0" meta:page-count="3" meta:paragraph-count="51" meta:word-count="688" meta:character-count="3874" meta:non-whitespace-character-count="3229"/>
  </office:meta>
</office:document-meta>
</file>